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231da0" officeooo:paragraph-rsid="00231da0" style:font-size-asian="17.5pt" style:font-size-complex="20pt"/>
    </style:style>
    <style:style style:name="P2" style:family="paragraph" style:parent-style-name="Standard">
      <style:paragraph-properties fo:text-align="center" style:justify-single-word="false"/>
      <style:text-properties fo:font-size="18pt" officeooo:rsid="00231da0" officeooo:paragraph-rsid="00231da0" style:font-size-asian="15.75pt" style:font-size-complex="18pt"/>
    </style:style>
    <style:style style:name="P3" style:family="paragraph" style:parent-style-name="Standard">
      <style:paragraph-properties fo:text-align="center" style:justify-single-word="false"/>
      <style:text-properties fo:font-size="18pt" officeooo:rsid="0024bbac" officeooo:paragraph-rsid="0024bbac" style:font-size-asian="15.75pt" style:font-size-complex="18pt"/>
    </style:style>
    <style:style style:name="P4" style:family="paragraph" style:parent-style-name="Standard">
      <style:paragraph-properties fo:text-align="justify" style:justify-single-word="false"/>
      <style:text-properties fo:font-size="14pt" fo:font-weight="bold" officeooo:rsid="0024bbac" officeooo:paragraph-rsid="0024bbac"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24da2c" officeooo:paragraph-rsid="0024da2c"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26e89d" officeooo:paragraph-rsid="0026e89d"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04db0" officeooo:paragraph-rsid="00304db0"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officeooo:paragraph-rsid="00270552" style:font-size-asian="14pt" style:font-size-complex="14pt"/>
    </style:style>
    <style:style style:name="P11" style:family="paragraph" style:parent-style-name="Standard">
      <style:paragraph-properties fo:text-align="justify" style:justify-single-word="false"/>
      <style:text-properties fo:font-size="14pt" officeooo:rsid="0028b482" officeooo:paragraph-rsid="0028b482" style:font-size-asian="14pt" style:font-size-complex="14pt"/>
    </style:style>
    <style:style style:name="P12" style:family="paragraph" style:parent-style-name="Standard">
      <style:paragraph-properties fo:text-align="justify" style:justify-single-word="false"/>
      <style:text-properties fo:font-size="14pt" officeooo:rsid="0029ea2f" officeooo:paragraph-rsid="0029ea2f" style:font-size-asian="14pt" style:font-size-complex="14pt"/>
    </style:style>
    <style:style style:name="P13" style:family="paragraph" style:parent-style-name="Standard">
      <style:paragraph-properties fo:text-align="justify" style:justify-single-word="false"/>
      <style:text-properties fo:font-size="14pt" officeooo:rsid="002aeecc" officeooo:paragraph-rsid="002aeecc" style:font-size-asian="14pt" style:font-size-complex="14pt"/>
    </style:style>
    <style:style style:name="P14" style:family="paragraph" style:parent-style-name="Standard">
      <style:paragraph-properties fo:text-align="justify" style:justify-single-word="false"/>
      <style:text-properties fo:font-size="14pt" officeooo:rsid="002cb6b9" officeooo:paragraph-rsid="002cb6b9" style:font-size-asian="14pt" style:font-size-complex="14pt"/>
    </style:style>
    <style:style style:name="P15" style:family="paragraph" style:parent-style-name="Standard">
      <style:paragraph-properties fo:text-align="justify" style:justify-single-word="false"/>
      <style:text-properties fo:font-size="14pt" officeooo:rsid="002e9d9a" officeooo:paragraph-rsid="002e9d9a" style:font-size-asian="14pt" style:font-size-complex="14pt"/>
    </style:style>
    <style:style style:name="P16" style:family="paragraph" style:parent-style-name="Standard">
      <style:paragraph-properties fo:text-align="justify" style:justify-single-word="false"/>
      <style:text-properties fo:font-size="14pt" fo:font-weight="normal" officeooo:rsid="0024bbac" officeooo:paragraph-rsid="0024bbac"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024da2c" officeooo:paragraph-rsid="0024da2c"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26e89d"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026e89d" officeooo:paragraph-rsid="0026e89d"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0304db0" officeooo:paragraph-rsid="00304db0"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fo:font-weight="normal" officeooo:rsid="00324f6a" officeooo:paragraph-rsid="00324f6a"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fo:font-weight="normal" officeooo:rsid="00324f6a" officeooo:paragraph-rsid="0037eefa"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font-size="14pt" fo:font-weight="normal" officeooo:rsid="00324f6a" officeooo:paragraph-rsid="0038238e"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size="14pt" fo:font-weight="normal" officeooo:rsid="00324f6a" officeooo:paragraph-rsid="0038b6e0"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font-size="14pt" fo:font-weight="normal" officeooo:rsid="0037eefa" officeooo:paragraph-rsid="0037eefa"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font-size="14pt" fo:font-weight="normal" officeooo:rsid="0037eefa" officeooo:paragraph-rsid="0038b6e0"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fo:font-size="14pt" fo:font-weight="normal" officeooo:rsid="0038b6e0" officeooo:paragraph-rsid="0038b6e0"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fo:font-size="14pt" officeooo:rsid="0029ea2f" officeooo:paragraph-rsid="0029ea2f" style:font-size-asian="14pt" style:font-size-complex="14pt"/>
    </style:style>
    <style:style style:name="P29" style:family="paragraph" style:parent-style-name="Standard">
      <style:paragraph-properties fo:text-align="justify" style:justify-single-word="false"/>
      <style:text-properties fo:font-size="14pt" officeooo:rsid="002e9d9a" officeooo:paragraph-rsid="002e9d9a" style:font-size-asian="14pt" style:font-size-complex="14pt"/>
    </style:style>
    <style:style style:name="P30" style:family="paragraph" style:parent-style-name="Standard">
      <style:paragraph-properties fo:text-align="justify" style:justify-single-word="false"/>
      <style:text-properties fo:font-size="14pt" officeooo:rsid="0040921a" officeooo:paragraph-rsid="0040921a" style:font-size-asian="14pt" style:font-size-complex="14pt"/>
    </style:style>
    <style:style style:name="P31" style:family="paragraph" style:parent-style-name="Standard">
      <style:paragraph-properties fo:text-align="justify" style:justify-single-word="false"/>
      <style:text-properties fo:font-size="14pt" officeooo:rsid="00427cc2" officeooo:paragraph-rsid="00427cc2" style:font-size-asian="14pt" style:font-size-complex="14pt"/>
    </style:style>
    <style:style style:name="T1" style:family="text">
      <style:text-properties fo:font-weight="normal" style:font-weight-asian="normal" style:font-weight-complex="normal"/>
    </style:style>
    <style:style style:name="T2" style:family="text">
      <style:text-properties fo:font-weight="normal" officeooo:rsid="0024c8cd" style:font-weight-asian="normal" style:font-weight-complex="normal"/>
    </style:style>
    <style:style style:name="T3" style:family="text">
      <style:text-properties fo:font-weight="normal" officeooo:rsid="0024da2c" style:font-weight-asian="normal" style:font-weight-complex="normal"/>
    </style:style>
    <style:style style:name="T4" style:family="text">
      <style:text-properties fo:font-weight="normal" officeooo:rsid="0026e89d" style:font-weight-asian="normal" style:font-weight-complex="normal"/>
    </style:style>
    <style:style style:name="T5" style:family="text">
      <style:text-properties fo:font-weight="normal" officeooo:rsid="00314daa" style:font-weight-asian="normal" style:font-weight-complex="normal"/>
    </style:style>
    <style:style style:name="T6" style:family="text">
      <style:text-properties fo:font-weight="normal" officeooo:rsid="003157eb" style:font-weight-asian="normal" style:font-weight-complex="normal"/>
    </style:style>
    <style:style style:name="T7" style:family="text">
      <style:text-properties fo:font-weight="normal" officeooo:rsid="00358afa" style:font-weight-asian="normal" style:font-weight-complex="normal"/>
    </style:style>
    <style:style style:name="T8" style:family="text">
      <style:text-properties officeooo:rsid="0026e89d"/>
    </style:style>
    <style:style style:name="T9" style:family="text">
      <style:text-properties officeooo:rsid="00270552"/>
    </style:style>
    <style:style style:name="T10" style:family="text">
      <style:text-properties officeooo:rsid="0028b482"/>
    </style:style>
    <style:style style:name="T11" style:family="text">
      <style:text-properties officeooo:rsid="0029ea2f"/>
    </style:style>
    <style:style style:name="T12" style:family="text">
      <style:text-properties officeooo:rsid="002aeecc"/>
    </style:style>
    <style:style style:name="T13" style:family="text">
      <style:text-properties officeooo:rsid="002cb6b9"/>
    </style:style>
    <style:style style:name="T14" style:family="text">
      <style:text-properties officeooo:rsid="002f68bf"/>
    </style:style>
    <style:style style:name="T15" style:family="text">
      <style:text-properties officeooo:rsid="0037eefa"/>
    </style:style>
    <style:style style:name="T16" style:family="text">
      <style:text-properties officeooo:rsid="0038238e"/>
    </style:style>
    <style:style style:name="T17" style:family="text">
      <style:text-properties officeooo:rsid="0038b6e0"/>
    </style:style>
    <style:style style:name="T18" style:family="text">
      <style:text-properties officeooo:rsid="003a810e"/>
    </style:style>
    <style:style style:name="T19" style:family="text">
      <style:text-properties officeooo:rsid="003ace2c"/>
    </style:style>
    <style:style style:name="T20" style:family="text">
      <style:text-properties officeooo:rsid="003bfad1"/>
    </style:style>
    <style:style style:name="T21" style:family="text">
      <style:text-properties officeooo:rsid="003ce281"/>
    </style:style>
    <style:style style:name="T22" style:family="text">
      <style:text-properties officeooo:rsid="003e20b8"/>
    </style:style>
    <style:style style:name="T23" style:family="text">
      <style:text-properties officeooo:rsid="003fe6f5"/>
    </style:style>
    <style:style style:name="T24" style:family="text">
      <style:text-properties officeooo:rsid="00431cca"/>
    </style:style>
    <style:style style:name="T25" style:family="text">
      <style:text-properties officeooo:rsid="0044a8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 Rendu projet réseau :</text:p>
      <text:p text:style-name="P1">Jeu de dame</text:p>
      <text:p text:style-name="P2"/>
      <text:p text:style-name="P3">by SUZEAU François.</text:p>
      <text:p text:style-name="P3"/>
      <text:p text:style-name="P4">Introduction :</text:p>
      <text:p text:style-name="P4"/>
      <text:p text:style-name="P4"><text:tab/><text:span text:style-name="T1">Dans ce compte rendu je donnerai une explication du choix de type de message transmis ainsi que du protocole utilisé. Par ailleur </text:span><text:span text:style-name="T2">le déroulement du programme est expliquer dans le README ainsi que les fonctionnalités disponibles.</text:span></text:p>
      <text:p text:style-name="P16"/>
      <text:p text:style-name="P4">Choix du protocole :</text:p>
      <text:p text:style-name="P4"><text:tab/></text:p>
      <text:p text:style-name="P4"><text:tab/><text:span text:style-name="T1">J’ai décidé d’utiliser le protocole TCP pour les raisons suivante</text:span><text:span text:style-name="T7">s</text:span><text:span text:style-name="T1"> :</text:span></text:p>
      <text:p text:style-name="P16">- Sureté du message transmis.</text:p>
      <text:p text:style-name="P4"><text:span text:style-name="T1">- Même si au début il y a peu d’information </text:span><text:span text:style-name="T4">échangé</text:span><text:span text:style-name="T1"> au serveur par le client pour la connection du joueur, lors d’une partie il y en a énormement.</text:span></text:p>
      <text:p text:style-name="P16"/>
      <text:p text:style-name="P4"><text:span text:style-name="T1"><text:tab/>Prenons un exemple pour illustrer ce point : Au premier tour des blanc, après la vérification du client (plus de détails dans le README) du coup fait par le joueur </text:span><text:span text:style-name="T3">celui ci envoi au serveur le type de coup fait (MOVE ou TAKE) ainsi que les ancienne coordonnée du pion, ses nouvelles et selon le cas les coordonnées du pion mangé.</text:span></text:p>
      <text:p text:style-name="P17">En retour le serveur après avoir annalysé le type de déplacement, et vérifié les nouvelles coordonées, envoi au client source la confirmation de son coup (qui par la suite ne pourra plus jouer) et envoi en même temps à l’autre client l’ordre de commencer son tour (YOURTUN ou YOUTRUNAT) après un simple déplacement ou une prise. Il lui indique aussi les changements provoquer par le joueur adverse. Et on recommence jusqu’a qu’un joueur quitte la partie.</text:p>
      <text:p text:style-name="P17"/>
      <text:p text:style-name="P5"><text:span text:style-name="T1"><text:tab/>On a donc non seulement une superposition des messages mais aussi un nombre incalculable de répétion des messages envoyé et reçu. Le fait de confirmer le mouvement <text:s text:c="2"/>indique au client </text:span><text:span text:style-name="T4">la</text:span><text:span text:style-name="T1"> bonne récéption du message envoyé.</text:span></text:p>
      <text:p text:style-name="P9"/>
      <text:p text:style-name="P6"><text:tab/><text:span text:style-name="T4">A chaque message envoyé par le serveur il y vérification de la réusite de l’envoi du message.</text:span></text:p>
      <text:p text:style-name="P18"/>
      <text:p text:style-name="P7">Explication et détail des messages envoyé :</text:p>
      <text:p text:style-name="P19"/>
      <text:p text:style-name="P10"><text:span text:style-name="T4"><text:tab/>On utilise un </text:span>protocole binaire : majoritairement car l'on peut encoder 256 ordre<text:span text:style-name="T9">s</text:span> différents par <text:span text:style-name="T8">position des caratères</text:span> multiplié par le nombre de case rempli dans le buffer. <text:span text:style-name="T9">S</text:span>i l'on avait utilisé que des string<text:span text:style-name="T9">s</text:span> il aurai alors fallu coder un analyseur syntaxique <text:span text:style-name="T9">ce qui aurai été plus lourd à coder. Ce protocole est définit dans </text:span><text:soft-page-break/><text:span text:style-name="T9">le fichier constantes.h. </text:span><text:span text:style-name="T10">Chaque commande préprocesseur est stocké a l’indice 0 du message.</text:span></text:p>
      <text:p text:style-name="P10"/>
      <text:p text:style-name="P11">- CONNECTED  (0x01) indique au client que le serveur à accepter la connexion du joueur par son identifiant.</text:p>
      <text:p text:style-name="P11">- REGISTRED (0x02) est envoyé par le client au serveur pour lui indiqué que le joueur est connu dans la base de donnée.</text:p>
      <text:p text:style-name="P11">- CANPLAY (0x03) est envoyé par le serveurs aux clients connecté une fois que le deuxième client (joueur) est connecté au serveur et permet de lancer l’interface graphique des deux clients</text:p>
      <text:p text:style-name="P11">- WAITING (0x04) est envoyé au <text:span text:style-name="T12">client </text:span>par le <text:span text:style-name="T12">serveur</text:span> une fois que le serveur à in<text:span text:style-name="T12">di</text:span>qué au client qu’il est connecté. Ce message inque au serveur que le client attends de pouvoir lancer l’interface graphique et la connexion du deuxième joueur.</text:p>
      <text:p text:style-name="P11">- MOVE (0x05) est envoyé par le client au serveur à la suite d’un déplacment simple (sans prise) du joueur. Il est suivi dans les autres positions du buffer des coordonées en x et en y de l’ancienne position puis des nouvelles coordonnées en x et en y du pion déplacé et enfin la couleur du pion.</text:p>
      <text:p text:style-name="P11">- TAKE (0x06) est envoyé par le client au serveur à la suite d’une prise. Il ensuite suivi dans les autres positions du buffer des coordonées en x et en y de l’ancienne position puis des nouvelles coordonnées en x et en y du pion déplacé ainsi que les coordonées en x puis en y du pions pris <text:span text:style-name="T11">ainsi que la couleur du pion qui a fait cette prise.</text:span></text:p>
      <text:p text:style-name="P11">- <text:span text:style-name="T11">W (0x07) est envoyé au serveur lors d’un déplacement. Il indique quel joueur à joué.</text:span></text:p>
      <text:p text:style-name="P11">- <text:span text:style-name="T11">B (0x08) même chose que W.</text:span></text:p>
      <text:p text:style-name="P11">- <text:span text:style-name="T11">MOVEOK (0x09) envoyé par le serveur au client source identifié grace à W ou B pour indiquer au client correspondant la validité de son déplacement simple et par conséquent la fin de son tour.</text:span></text:p>
      <text:p text:style-name="P11">- <text:span text:style-name="T11">MOVENOTOK (0x10) envoyé aussi par le serveur de la même manière que MOVEOK pour indiquer au client la non validité de son déplacement ce qui aura pour conséquent de lui faire recommencer son déplacement (plus de détails dans le README)</text:span></text:p>
      <text:p text:style-name="P11">- <text:span text:style-name="T11">YOURTURN (0x11) est envoyé par le serveur au deuxième client (qui sait lequelle par contraposé de la couleur reçu avec le MOVE ou TAKE) en même temps que MOVEOK ou TAKEOK au premier client. A la suite dans le buffer sont inscirt les positions en x et y de l’ancienne position, et des nouvelles.</text:span></text:p>
      <text:p text:style-name="P12">- TAKEOK (0x12) comme MOVEOK mais pour un déplacement avec prise</text:p>
      <text:p text:style-name="P12">- TAKENOTOK (0x13) comme MOVENOTOK mais pour un déplacement avec prise</text:p>
      <text:p text:style-name="P12">- YOURTURNAT (0x14) comme YOURTURN mais avec en plus les coordonnées en x et y de la position du pion pris par le joueur adverse.</text:p>
      <text:p text:style-name="P12">- <text:span text:style-name="T22">YOULOOSE (0x15) indique au client par le serveur que celui ci a perdu</text:span></text:p>
      <text:p text:style-name="P12">- <text:span text:style-name="T22">YOUWIN (0x16) indique au client par le serveur que celui ci a gagné</text:span></text:p>
      <text:p text:style-name="P12">- <text:span text:style-name="T23">QUIT (0x17) informe au client et au serveur que l’un des joueurs à quitter la partie. </text:span><text:span text:style-name="T25">Il est suivi de la couleur du client qui a quitté la partie.</text:span></text:p>
      <text:p text:style-name="P12"><text:soft-page-break/></text:p>
      <text:p text:style-name="P12"><text:tab/>Ci dessous le shéma complet de chaque message envoyé. Chaque case correspond à une position dans le message envoyé : </text:p>
      <text:p text:style-name="P12"/>
      <text:p text:style-name="P12">[CONNECTED][nb_connection – 1] : ici nb_connection - <text:span text:style-name="T14">1</text:span> servira par la suite au client à déterminé sa couleur (WHITE si 0 et BLACK si 1) ainsi que son rôle (PLAYER 1 ou PLAYER 2 ou VIEWER)</text:p>
      <text:p text:style-name="P12"/>
      <text:p text:style-name="P12">[REGISTRED]</text:p>
      <text:p text:style-name="P12">[nom joueur] : si récéption d’un nom et non REGISTRED le <text:span text:style-name="T14">serveur</text:span> enregistre ce nom dans la base de donnée et créer donc un compte joueur.</text:p>
      <text:p text:style-name="P12"/>
      <text:p text:style-name="P12">[CANPLAY]</text:p>
      <text:p text:style-name="P12"/>
      <text:p text:style-name="P13">[WAITING]</text:p>
      <text:p text:style-name="P13"/>
      <text:p text:style-name="P13">[MOVE][ancient_x][ancient_y][new_x][new_y][couleur joueur emetteur : W || B]</text:p>
      <text:p text:style-name="P13"/>
      <text:p text:style-name="P13">[TAKE][ancient_x][ancient_y][new_x][new_y][eaten_x][eaten_y][couleur joueur emetteur : W || B]</text:p>
      <text:p text:style-name="P13"/>
      <text:p text:style-name="P13">[<text:span text:style-name="T13">MOVEOK]</text:span></text:p>
      <text:p text:style-name="P14"/>
      <text:p text:style-name="P14">[MOVENOTOK]</text:p>
      <text:p text:style-name="P13"/>
      <text:p text:style-name="P14">[TAKEOK]</text:p>
      <text:p text:style-name="P14"/>
      <text:p text:style-name="P14">[TAKENOTOK]</text:p>
      <text:p text:style-name="P14"/>
      <text:p text:style-name="P14">[YOURTURN]<text:span text:style-name="T12">[ancient_x][ancient_y][new_x][new_y]</text:span></text:p>
      <text:p text:style-name="P14"/>
      <text:p text:style-name="P15">[YOURTURNAT]<text:span text:style-name="T12">[ancient_x][ancient_y][new_x][new_y][eaten_x][eaten_y]</text:span></text:p>
      <text:p text:style-name="P15"/>
      <text:p text:style-name="P30">[YOULOOSE]</text:p>
      <text:p text:style-name="P30"/>
      <text:p text:style-name="P30">[YOUWIN]</text:p>
      <text:p text:style-name="P30"/>
      <text:p text:style-name="P31">[QUIT]<text:span text:style-name="T24">[color]</text:span></text:p>
      <text:p text:style-name="P15"/>
      <text:p text:style-name="P15"/>
      <text:p text:style-name="P8">Général :</text:p>
      <text:p text:style-name="P20"/>
      <text:p text:style-name="P8"><text:span text:style-name="T1"><text:tab/>L’implementation du code en différent module permet tout d’abord un meilleur répérage dans le code et un allègement du main. Il permet aussi de se rapprocher de l’orient</text:span><text:span text:style-name="T5">é</text:span><text:span text:style-name="T1"> objet sans toute fois avoir la limitation de la visibilité. J’ai choisi ce type de </text:span><text:soft-page-break/><text:span text:style-name="T1">d’implémentation afin de pouvoir identifier quelle module est à la charge de quoi. Il y a donc 5 modules au total, dont 4 qui sont utilisé par le client et une par le serveur.</text:span></text:p>
      <text:p text:style-name="P20"><text:tab/>Le client utilise le module draught game pour le déplacement de son sélécteur, <text:span text:style-name="T21">il </text:span>vérifie si le pion choisi est valide ainsi que son déplacement. Ce module fait donc office de règles du jeu de dame.</text:p>
      <text:p text:style-name="P8"><text:span text:style-name="T1"><text:tab/>Ce même client utilise aussi le module sdl qui fait appel aux fonctionnnalité offerte par la SDL 1.2 qui lui permet la gestion de l’affichage et des évènement récupér</text:span><text:span text:style-name="T5">é</text:span><text:span text:style-name="T1"> au clavier (si c’est le tour du joueur ou non). Il est complementaire avec le module draught game dans le sens où draught game utilise les pointeur sur des SDL_Rect position pour coordonner le déroulement des règles du jeu </text:span><text:span text:style-name="T6">et des SDL_Surface pour indiquer le nouvel état du selecteur.</text:span></text:p>
      <text:p text:style-name="P20"><text:tab/>Le module profil quand à lui gère le profil du joueur ainsi que son identification au serveur.</text:p>
      <text:p text:style-name="P20"><text:tab/>Enfin le module communication est en charge de demander une connection au serveur ainsi que l’envoi et la récéption des messages durant tout le déroulement du programme par le client.</text:p>
      <text:p text:style-name="P20"/>
      <text:p text:style-name="P20"><text:tab/>Pour le serveur il n’y a qu’un seul module nommé function qui lui sert donc autant dans l’envoi de message au client mais aussi de vérification des coups.</text:p>
      <text:p text:style-name="P20"/>
      <text:p text:style-name="P21"><text:tab/>Pour identifier quelles sockets de connection est utiliser correspond à quels clients par le serveur, j’ai utilisé un tableau de trois int. Ne sachant pas faire du threading cela m’a paru la solution la plus viable. Chaque position du tableau correspond à l’ordre de connection du client associé à cette connection. Lors de l’envoi des message des différents type de déplacement ou des ordre de début de tour l’indice du tableau est réunitialisé grâce à la connaissance du serveur de la couleur du client du message reçu précédement.</text:p>
      <text:p text:style-name="P21"><text:tab/>En terme plus technique si le serveur reçoit un MOVE de B alors lors de la confirmation il envoi MOVEOK a B car l’indice est égale à 1, puis il mets l’indice à 0 afin d’envoyé YOURTURN à W et inversement. Cela marche de même pour un message reçu de type TAKE.</text:p>
      <text:p text:style-name="P21">Si le serveur n’est pas d’accord avec le déplacement il ne change pas l’indice à la suite de l’envoi de son refus.</text:p>
      <text:p text:style-name="P21"/>
      <text:p text:style-name="P22"><text:tab/><text:span text:style-name="T15">Nous utilisons le fork afin de donner la possibilité au serveur de pouvoir gérer plusieurs taches concourantes. On le remarque surtout lors du déroulement du jeu a la suite de la validation d’un coup et de son envoi par le processus esclave, le processus père peut quand à lui modifier l’indice utilisé dans le tableau des sockets de connections et mettre fin au processus esclave. C’est aussi lui qui détermine l’arrêt du programme ou non en fonction des messages reçut par l’esclave et son traitement.</text:span></text:p>
      <text:p text:style-name="P25"><text:tab/>Nous avons donc ce schéma pour la connection au serveur du/des client</text:p>
      <text:p text:style-name="P25">Maître :</text:p>
      <text:p text:style-name="P25"><text:tab/>- création du tableau de socket</text:p>
      <text:p text:style-name="P22"><text:tab/>- <text:span text:style-name="T15">Mise à l’écoute du réseau</text:span></text:p>
      <text:p text:style-name="P22"><text:tab/><text:tab/><text:span text:style-name="T15">Accepter la connection</text:span></text:p>
      <text:p text:style-name="P23"><text:soft-page-break/><text:tab/><text:tab/><text:span text:style-name="T15">Création d’un processu esclave pour </text:span><text:span text:style-name="T16">traiter la réponse</text:span></text:p>
      <text:p text:style-name="P24"><text:span text:style-name="T15"><text:tab/>- </text:span><text:span text:style-name="T16">Répeter jusqu’a ce que le nombre de connection disponible soit atteint</text:span></text:p>
      <text:p text:style-name="P27">Escalve :</text:p>
      <text:p text:style-name="P24"><text:span text:style-name="T15"><text:tab/>- </text:span><text:span text:style-name="T17">Reçoit la demande du client</text:span></text:p>
      <text:p text:style-name="P24"><text:span text:style-name="T15"><text:tab/>- </text:span><text:span text:style-name="T17">Dialogue avec ce même client en fonction du protocole établit plus tôt</text:span></text:p>
      <text:p text:style-name="P24"><text:span text:style-name="T15"><text:tab/>- </text:span><text:span text:style-name="T17">Termine la tâche et signal au maître la réussite ou non de sa tâche.</text:span></text:p>
      <text:p text:style-name="P24"/>
      <text:p text:style-name="P24"/>
      <text:p text:style-name="P24"/>
      <text:p text:style-name="P24"><text:span text:style-name="T15"><text:tab/></text:span><text:span text:style-name="T17">Lors de la partie nous avons le schéma suivant :</text:span></text:p>
      <text:p text:style-name="P26">Maître :</text:p>
      <text:p text:style-name="P24"><text:tab/>- <text:span text:style-name="T15">Création d’un processu</text:span><text:span text:style-name="T18">s</text:span><text:span text:style-name="T15"> esclave pour </text:span><text:span text:style-name="T16">traiter la r</text:span><text:span text:style-name="T18">écéption d’un message</text:span></text:p>
      <text:p text:style-name="P24"><text:tab/>- <text:span text:style-name="T18">Modification de l’indice ou non en fonction du résultat du traitement du processus esclave</text:span> </text:p>
      <text:p text:style-name="P24"><text:span text:style-name="T15"><text:tab/>- </text:span><text:span text:style-name="T16">Répeter jusqu’a ce que l’</text:span><text:span text:style-name="T18">esclave conclut à une fin de programme en fonction de son traitement</text:span></text:p>
      <text:p text:style-name="P24"/>
      <text:p text:style-name="P27">Escalve :</text:p>
      <text:p text:style-name="P24"><text:span text:style-name="T15"><text:tab/>- </text:span><text:span text:style-name="T17">Reçoit l</text:span><text:span text:style-name="T19">e déplacement</text:span><text:span text:style-name="T17"> du client</text:span></text:p>
      <text:p text:style-name="P24"><text:span text:style-name="T15"><text:tab/>- </text:span><text:span text:style-name="T17">Dialogue avec ce même client en fonction du protocole établit plus tôt </text:span><text:span text:style-name="T20">et lui indique la validité du coup ou non</text:span></text:p>
      <text:p text:style-name="P24"><text:span text:style-name="T15"><text:tab/>- </text:span><text:span text:style-name="T17">Termine la tâche et signal au maître la réussite ou non de sa tâche </text:span><text:span text:style-name="T20">et pour quel client il a travaillé.</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4T23:34:58.741397819</meta:creation-date>
    <dc:date>2020-11-05T16:04:07.542793591</dc:date>
    <meta:editing-duration>PT2H</meta:editing-duration>
    <meta:editing-cycles>30</meta:editing-cycles>
    <meta:generator>LibreOffice/6.4.6.2$Linux_X86_64 LibreOffice_project/40$Build-2</meta:generator>
    <meta:document-statistic meta:table-count="0" meta:image-count="0" meta:object-count="0" meta:page-count="5" meta:paragraph-count="81" meta:word-count="1677" meta:character-count="9637" meta:non-whitespace-character-count="7999"/>
  </office:meta>
</office:document-meta>
</file>